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fo:background-color="#81d41a" style:font-size-asian="14pt" style:font-weight-asian="bold" style:font-size-complex="14pt" style:font-weight-complex="bold" loext:char-shading-value="0"/>
    </style:style>
    <style:style style:name="T3" style:family="text">
      <style:text-properties style:font-name="Verdana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Übungsaufgabe bis 13 Uhr </text:span><text:span text:style-name="T1"><text:line-break/><text:line-break/></text:span><text:span text:style-name="T3">Um sich auf die Prüfungen vorzubereiten, hat es sich als sehr hilfreich herausgestellt, alle Befehle und Übungen aus<text:line-break/>101-500<text:line-break/></text:span><text:a xlink:type="simple" xlink:href="https://www.tuxcademy.org/download/de/adm1/adm1-de-manual.pdf" text:style-name="Internet_20_link" text:visited-style-name="Visited_20_Internet_20_Link"><text:span text:style-name="T3">https://www.tuxcademy.org/download/de/adm1/adm1-de-manual.pdf</text:span></text:a><text:span text:style-name="T3"> <text:line-break/><text:line-break/>und <text:line-break/><text:line-break/>102-500<text:line-break/></text:span><text:a xlink:type="simple" xlink:href="https://www.tuxcademy.org/download/de/adm2/adm2-de-manual.pdf" text:style-name="Internet_20_link" text:visited-style-name="Visited_20_Internet_20_Link"><text:span text:style-name="T3">https://www.tuxcademy.org/download/de/adm2/adm2-de-manual.pdf</text:span></text:a><text:span text:style-name="T3"> <text:line-break/>zu wiederholen. 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6-03T11:44:55.44</dc:date>
    <meta:editing-duration>PT9H26M51S</meta:editing-duration>
    <meta:editing-cycles>15</meta:editing-cycles>
    <meta:generator>OpenOffice/4.1.7$Win32 OpenOffice.org_project/417m1$Build-9800</meta:generator>
    <meta:document-statistic meta:table-count="0" meta:image-count="0" meta:object-count="0" meta:page-count="1" meta:paragraph-count="1" meta:word-count="29" meta:character-count="312"/>
  </office:meta>
</office:document-meta>
</file>